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>
      <style:paragraph-properties fo:margin-top="0in" fo:margin-bottom="0.0402in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="Symbol"/>
    </style:style>
    <style:style style:name="T3" style:family="text">
      <style:text-properties style:font-name="Symbo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ocal Schools</text:h>
      <text:p text:style-name="Text_20_body">The local schools in Frostbite Falls are:</text:p>
      <text:list xml:id="list31207563" text:style-name="L2">
        <text:list-item>
          <text:p text:style-name="P1">Rocky High School</text:p>
        </text:list-item>
        <text:list-item>
          <text:p text:style-name="P1">Moose Middle School</text:p>
        </text:list-item>
        <text:list-item>
          <text:p text:style-name="P1">Peabody Elementary</text:p>
        </text:list-item>
      </text:list>
      <text:p text:style-name="Text_20_body">The most popular school sports are:</text:p>
      <text:list xml:id="list31227220" text:style-name="L3">
        <text:list-item>
          <text:p text:style-name="P2">Snow-shoeing</text:p>
        </text:list-item>
        <text:list-item>
          <text:p text:style-name="P2">Ice-skating</text:p>
        </text:list-item>
        <text:list-item>
          <text:p text:style-name="P2">Skiing</text:p>
        </text:list-item>
      </text:list>
      <text:p text:style-name="P3">This is an incorrectly formatted list, using paragraphs:</text:p>
      <text:p text:style-name="P3"><text:line-break/>Item 1<text:line-break/></text:p>
      <text:p text:style-name="P3">Item 2<text:line-break/></text:p>
      <text:p text:style-name="P3">Item 3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y Utt</meta:initial-creator>
    <meta:creation-date>2011-01-22T11:07:10.96</meta:creation-date>
    <dc:date>2011-01-22T13:02:27.96</dc:date>
    <dc:creator>Mary Utt</dc:creator>
    <meta:editing-duration>PT01H55M20S</meta:editing-duration>
    <meta:editing-cycles>2</meta:editing-cycles>
    <meta:generator>OpenOffice.org/3.1$Win32 OpenOffice.org_project/310m11$Build-9399</meta:generator>
    <meta:document-statistic meta:table-count="0" meta:image-count="0" meta:object-count="0" meta:page-count="1" meta:paragraph-count="13" meta:word-count="43" meta:character-count="252"/>
  </office:meta>
</office:document-meta>
</file>